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D2" style:family="table-cell">
      <style:table-cell-properties fo:padding="0.0382in" fo:border-left="0.05pt solid #000000" fo:border-right="0.05pt solid #000000" fo:border-top="none" fo:border-bottom="none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582a0" officeooo:paragraph-rsid="000582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">Identifier</text:p>
          </table:table-cell>
          <table:table-cell table:style-name="Table1.A1" office:value-type="string">
            <text:p text:style-name="P1">Example Value</text:p>
          </table:table-cell>
          <table:table-cell table:style-name="Table1.A1" office:value-type="string">
            <text:p text:style-name="P1">Permission Required</text:p>
          </table:table-cell>
          <table:table-cell table:style-name="Table1.D1" office:value-type="string">
            <text:p text:style-name="P1">Limitation and scope</text:p>
          </table:table-cell>
        </table:table-row>
        <table:table-row>
          <table:table-cell table:style-name="Table1.A2" office:value-type="string">
            <text:p text:style-name="P1">Android ID via Settings.Secure</text:p>
          </table:table-cell>
          <table:table-cell table:style-name="Table1.A2" office:value-type="string">
            <text:p text:style-name="P1">2fc4b5912826ad1</text:p>
          </table:table-cell>
          <table:table-cell table:style-name="Table1.A2" office:value-type="string">
            <text:p text:style-name="P1">NONE</text:p>
          </table:table-cell>
          <table:table-cell table:style-name="Table1.D2" office:value-type="string">
            <text:p text:style-name="P1">However, the value may change if a factory reset is performed on the device. There is also a known <text:a xlink:type="simple" xlink:href="https://issuetracker.google.com/issues/36920653" text:style-name="Internet_20_link" text:visited-style-name="Visited_20_Internet_20_Link">bug</text:a> with a popular handset from a manufacturer where every instance have the same <text:span text:style-name="Source_20_Text">ANDROID_ID</text:span>. </text:p>
            <text:p text:style-name="P1">But, accordingly to <text:a xlink:type="simple" xlink:href="https://android-developers.googleblog.com/2011/03/identifying-app-installations.html" text:style-name="Internet_20_link" text:visited-style-name="Visited_20_Internet_20_Link">googleblog.com</text:a> <text:span text:style-name="Source_20_Text">ANDROID_ID</text:span> is the preferred device identifier. <text:span text:style-name="Source_20_Text">ANDROID_ID</text:span> is perfectly reliable on versions of Android <text:span text:style-name="Emphasis">&lt;=2.1</text:span> or <text:span text:style-name="Emphasis">&gt;=2.3</text:span>. Only 2.2 has the problems.</text:p>
          </table:table-cell>
        </table:table-row>
        <table:table-row>
          <table:table-cell table:style-name="Table1.A2" office:value-type="string">
            <text:p text:style-name="P1">Android Build Serial</text:p>
          </table:table-cell>
          <table:table-cell table:style-name="Table1.A2" office:value-type="string">
            <text:p text:style-name="P1">HT6C90202028</text:p>
          </table:table-cell>
          <table:table-cell table:style-name="Table1.A2" office:value-type="string">
            <text:p text:style-name="P1">NONE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Android Build.MODEL</text:p>
          </table:table-cell>
          <table:table-cell table:style-name="Table1.A2" office:value-type="string">
            <text:p text:style-name="P1">Pixel XL</text:p>
          </table:table-cell>
          <table:table-cell table:style-name="Table1.A2" office:value-type="string">
            <text:p text:style-name="P1">NONE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Android Build.BRAND</text:p>
          </table:table-cell>
          <table:table-cell table:style-name="Table1.A2" office:value-type="string">
            <text:p text:style-name="P1">google</text:p>
          </table:table-cell>
          <table:table-cell table:style-name="Table1.A2" office:value-type="string">
            <text:p text:style-name="P1">NONE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Android Build.MANUFACTURER</text:p>
          </table:table-cell>
          <table:table-cell table:style-name="Table1.A2" office:value-type="string">
            <text:p text:style-name="P1">Google</text:p>
          </table:table-cell>
          <table:table-cell table:style-name="Table1.A2" office:value-type="string">
            <text:p text:style-name="P1">NONE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Android Build.DEVICE</text:p>
          </table:table-cell>
          <table:table-cell table:style-name="Table1.A2" office:value-type="string">
            <text:p text:style-name="P1">marlin</text:p>
          </table:table-cell>
          <table:table-cell table:style-name="Table1.A2" office:value-type="string">
            <text:p text:style-name="P1">NONE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8" office:value-type="string">
            <text:p text:style-name="P1">Android Build.PRODUCT</text:p>
          </table:table-cell>
          <table:table-cell table:style-name="Table1.A8" office:value-type="string">
            <text:p text:style-name="P1">marlin</text:p>
          </table:table-cell>
          <table:table-cell table:style-name="Table1.A8" office:value-type="string">
            <text:p text:style-name="P1">NONE</text:p>
          </table:table-cell>
          <table:table-cell table:style-name="Table1.D8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2:44:37.081692441</meta:creation-date>
    <dc:date>2017-09-19T14:27:32.421113009</dc:date>
    <meta:editing-duration>PT1H22M35S</meta:editing-duration>
    <meta:editing-cycles>1</meta:editing-cycles>
    <meta:document-statistic meta:table-count="1" meta:image-count="0" meta:object-count="0" meta:page-count="1" meta:paragraph-count="27" meta:word-count="100" meta:character-count="677" meta:non-whitespace-character-count="603"/>
    <meta:generator>LibreOffice/5.1.6.2$Linux_X86_64 LibreOffice_project/10m0$Build-2</meta:generator>
  </office:meta>
</office:document-meta>
</file>